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1.035cm" style:use-optimal-row-height="false"/>
    </style:style>
    <style:style style:name="Table2" style:family="table">
      <style:table-properties style:width="22.975cm" fo:margin-left="0.062cm" table:align="left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31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097c8" officeooo:paragraph-rsid="002097c8" style:font-size-asian="9pt" style:font-size-complex="9pt"/>
    </style:style>
    <style:style style:name="P8" style:family="paragraph" style:parent-style-name="Normal">
      <style:paragraph-properties fo:line-height="0.353cm" fo:orphans="0" fo:widows="0" style:text-autospace="none"/>
    </style:style>
    <style:style style:name="P9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0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1" style:family="paragraph" style:parent-style-name="Normal">
      <style:paragraph-properties fo:line-height="0.473cm" fo:orphans="0" fo:widows="0" style:text-autospace="none"/>
    </style:style>
    <style:style style:name="P12" style:family="paragraph" style:parent-style-name="Normal">
      <style:paragraph-properties fo:text-align="justify" style:justify-single-word="false" fo:orphans="0" fo:widows="0" style:text-autospace="none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4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5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6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7" style:family="paragraph" style:parent-style-name="Normal">
      <style:paragraph-properties fo:line-height="0.603cm" fo:orphans="0" fo:widows="0" style:text-autospace="none"/>
    </style:style>
    <style:style style:name="P18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19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0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3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5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normal" officeooo:rsid="001e7fb2" officeooo:paragraph-rsid="001e7fb2" style:font-weight-asian="normal" style:font-weight-complex="normal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29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1aad85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df2a5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20ea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e7fb2" style:font-weight-asian="normal" style:font-weight-complex="normal"/>
    </style:style>
    <style:style style:name="T18" style:family="text">
      <style:text-properties fo:font-weight="normal" officeooo:rsid="001da0db" style:font-weight-asian="normal" style:font-weight-complex="normal"/>
    </style:style>
    <style:style style:name="T19" style:family="text">
      <style:text-properties fo:font-weight="normal" officeooo:rsid="001c4a69" style:font-weight-asian="normal" style:font-weight-complex="normal"/>
    </style:style>
    <style:style style:name="T20" style:family="text">
      <style:text-properties fo:font-weight="normal" officeooo:rsid="001c40b4" style:font-weight-asian="normal" style:font-weight-complex="normal"/>
    </style:style>
    <style:style style:name="T21" style:family="text">
      <style:text-properties fo:font-weight="normal" officeooo:rsid="001aad85" style:font-weight-asian="normal" style:font-weight-complex="normal"/>
    </style:style>
    <style:style style:name="T22" style:family="text">
      <style:text-properties fo:font-weight="normal" officeooo:rsid="001f63e8" style:font-weight-asian="normal" style:font-weight-complex="normal"/>
    </style:style>
    <style:style style:name="T23" style:family="text">
      <style:text-properties officeooo:rsid="001da0db"/>
    </style:style>
    <style:style style:name="T24" style:family="text">
      <style:text-properties officeooo:rsid="0021bd70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3"/>
          </table:table-cell>
          <table:covered-table-cell/>
        </table:table-row>
        <table:table-row table:style-name="Table1.3">
          <table:table-cell table:style-name="Table1.A3" office:value-type="string">
            <text:p text:style-name="P24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9">11</text:span></text:span></text:p>
          </table:table-cell>
          <table:table-cell table:style-name="Table1.A1" office:value-type="string">
            <text:p text:style-name="P12"><text:span text:style-name="Default_20_Paragraph_20_Font"><text:span text:style-name="T4">Test Designed by: </text:span></text:span><text:span text:style-name="Default_20_Paragraph_20_Font"><text:span text:style-name="T1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1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0">23/06/19</text:span></text:span></text:p>
          </table:table-cell>
        </table:table-row>
        <table:table-row table:style-name="Table1.5">
          <table:table-cell table:style-name="Table1.A3" office:value-type="string">
            <text:p text:style-name="P24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9">11</text:span></text:span><text:span text:style-name="Default_20_Paragraph_20_Font"><text:span text:style-name="T8">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4"><text:span text:style-name="Default_20_Paragraph_20_Font"><text:span text:style-name="T5">Description: </text:span></text:span><text:span text:style-name="Default_20_Paragraph_20_Font"><text:span text:style-name="T14">Verificar que </text:span></text:span><text:span text:style-name="Default_20_Paragraph_20_Font"><text:span text:style-name="T21">el administrador pueda iniciar la evaluación de un grupo </text:span></text:span><text:span text:style-name="Default_20_Paragraph_20_Font"><text:span text:style-name="T22">en una evaluación abierta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3">Pre-conditions: </text:p>
            <text:list xml:id="list3612539432" text:style-name="L1">
              <text:list-item>
                <text:p text:style-name="P25"><text:span text:style-name="T15">U</text:span><text:span text:style-name="T16">n curso </text:span><text:span text:style-name="T17">con tres alumnos creados.</text:span></text:p>
              </text:list-item>
              <text:list-item>
                <text:p text:style-name="P27">Un grupo con un alumno llamado “grupo 1”, y un grupo con dos alumnos llamados “grupo 2”.</text:p>
              </text:list-item>
              <text:list-item>
                <text:p text:style-name="P26"><text:span text:style-name="T18">U</text:span><text:span text:style-name="T13">n usuario admin.</text:span></text:p>
              </text:list-item>
              <text:list-item>
                <text:p text:style-name="P28">Una rúbrica llamada “Rúbrica 1”.</text:p>
              </text:list-item>
              <text:list-item>
                <text:p text:style-name="P25"><text:span text:style-name="T18">Una evaluación </text:span><text:span text:style-name="T19">abierta</text:span><text:span text:style-name="T18"> llamada “Evaluación 1” asociada a “Rúbrica 1” </text:span><text:span text:style-name="T20">y al curso creado.</text:span></text:p>
              </text:list-item>
            </text:list>
            <text:p text:style-name="P15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4">Dependencies: </text:p>
            <text:p text:style-name="P16">Login de admin, gestión de evaluaciones y rúbricas.</text:p>
          </table:table-cell>
          <table:covered-table-cell/>
        </table:table-row>
      </table:table>
      <text:p text:style-name="P8"/>
      <text:p text:style-name="P1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18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20">Expected Result</text:p>
          </table:table-cell>
          <table:table-cell table:style-name="Table2.E1" office:value-type="string">
            <text:p text:style-name="P20">Actual Result</text:p>
          </table:table-cell>
          <table:table-cell table:style-name="Table2.F1" office:value-type="string">
            <text:p text:style-name="P20">Status (Pass/Fail)</text:p>
          </table:table-cell>
          <table:table-cell table:style-name="Table2.G1" office:value-type="string">
            <text:p text:style-name="P20">Notes</text:p>
          </table:table-cell>
        </table:table-row>
        <table:table-row table:style-name="Table2.2">
          <table:table-cell table:style-name="Table2.A2" office:value-type="string">
            <text:p text:style-name="P10"><text:span text:style-name="Default_20_Paragraph_20_Font"><text:span text:style-name="T12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10"><text:span text:style-name="Default_20_Paragraph_20_Font"><text:span text:style-name="T12">2</text:span></text:span></text:p>
          </table:table-cell>
          <table:table-cell table:style-name="Table2.B2" office:value-type="string">
            <text:p text:style-name="P4">Entrar a la vist<text:span text:style-name="T23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3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3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En el bloque de grupos, hacer click en el botón “Evaluar” <text:s/><text:span text:style-name="T24">al lado del grupo 1.</text:span>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El admin puede empezar a evaluar al grupo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11"/>
      <text:p text:style-name="P21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29" draw:type="line" svg:x1="-0.008cm" svg:y1="-0.444cm" svg:x2="23.213cm" svg:y2="-0.444cm" svg:d="M-9-445h23222" svg:viewBox="0 0 23223 2"><text:p/></draw:connector><draw:connector text:anchor-type="paragraph" draw:z-index="1" draw:name="Line 12" draw:style-name="gr1" draw:text-style-name="P29" draw:type="line" svg:x1="-0.008cm" svg:y1="-0.444cm" svg:x2="-0.008cm" svg:y2="1.51cm" svg:d="M-9-445v1955" svg:viewBox="0 0 2 1956"><text:p/></draw:connector><draw:connector text:anchor-type="paragraph" draw:z-index="2" draw:name="Line 13" draw:style-name="gr1" draw:text-style-name="P29" draw:type="line" svg:x1="23.213cm" svg:y1="-0.444cm" svg:x2="23.213cm" svg:y2="1.51cm" svg:d="M23213-445v1955" svg:viewBox="0 0 2 1956"><text:p/></draw:connector><draw:connector text:anchor-type="paragraph" draw:z-index="3" draw:name="Line 14" draw:style-name="gr1" draw:text-style-name="P29" draw:type="line" svg:x1="-0.008cm" svg:y1="1.51cm" svg:x2="23.213cm" svg:y2="1.51cm" svg:d="M-9 1510h23222" svg:viewBox="0 0 23223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37.048852298</dc:date>
    <meta:print-date>2017-09-14T18:13:00Z</meta:print-date>
    <meta:editing-cycles>16</meta:editing-cycles>
    <meta:editing-duration>PT6H18M31S</meta:editing-duration>
    <meta:document-statistic meta:table-count="2" meta:image-count="0" meta:object-count="0" meta:page-count="1" meta:paragraph-count="40" meta:word-count="201" meta:character-count="1224" meta:non-whitespace-character-count="1057"/>
    <meta:template xlink:type="simple" xlink:actuate="onRequest" xlink:title="" xlink:href="Normal.dotm"/>
  </office:meta>
</office:document-meta>
</file>